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ab1d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>
      <style:text-properties officeooo:paragraph-rsid="001dbaec"/>
    </style:style>
    <style:style style:name="T1" style:family="text">
      <style:text-properties officeooo:rsid="001bd24d"/>
    </style:style>
    <style:style style:name="T2" style:family="text">
      <style:text-properties officeooo:rsid="001dba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Job Title: Junior Full Stack Developer with Technical Support</text:h>
      <text:p text:style-name="P11"><text:span text:style-name="Strong_20_Emphasis">Location:</text:span> Wintel Limited<text:line-break/><text:span text:style-name="Strong_20_Emphasis">Employment Type:</text:span> Full-Time<text:line-break/><text:span text:style-name="Strong_20_Emphasis">Salary:</text:span> Up to 40,000</text:p>
      <text:p text:style-name="P11"><text:span text:style-name="Strong_20_Emphasis"><text:span text:style-name="T2">Localtion</text:span></text:span><text:span text:style-name="Strong_20_Emphasis">:</text:span> <text:span text:style-name="T2">Gulshan 2</text:span></text:p>
      <text:p text:style-name="Horizontal_20_Line"/>
      <text:h text:style-name="Heading_20_3" text:outline-level="3">Key Responsibilities:</text:h>
      <text:p text:style-name="Text_20_body"><text:span text:style-name="Strong_20_Emphasis">Full Stack Development:</text:span></text:p>
      <text:list text:style-name="L1">
        <text:list-item>
          <text:p text:style-name="P3">Collaborate in designing, developing, and maintaining dynamic web applications utilizing both front-end and back-end technologies.</text:p>
        </text:list-item>
        <text:list-item>
          <text:p text:style-name="P2">Debug and optimize code to enhance application performance and user experience.</text:p>
        </text:list-item>
      </text:list>
      <text:p text:style-name="Text_20_body"><text:span text:style-name="Strong_20_Emphasis">Technical Support:</text:span></text:p>
      <text:list text:style-name="L2">
        <text:list-item>
          <text:p text:style-name="P5">Provide expert technical assistance to internal teams and external clients, ensuring prompt resolution of issues related to developed applications.</text:p>
        </text:list-item>
        <text:list-item>
          <text:p text:style-name="P5">Monitor and respond to support requests through various channels, including email, phone, and ticketing systems.</text:p>
        </text:list-item>
        <text:list-item>
          <text:p text:style-name="P5">Identify, troubleshoot, and resolve application bugs or system errors efficiently.</text:p>
        </text:list-item>
        <text:list-item>
          <text:p text:style-name="P4">Guide users through system setup, troubleshooting processes, and software updates to ensure seamless operation.</text:p>
        </text:list-item>
      </text:list>
      <text:p text:style-name="Text_20_body"><text:span text:style-name="Strong_20_Emphasis">Collaboration and Communication:</text:span></text:p>
      <text:list text:style-name="L3">
        <text:list-item>
          <text:p text:style-name="P7">Work closely with senior developers and project managers to deliver high-quality solutions within established timelines.</text:p>
        </text:list-item>
        <text:list-item>
          <text:p text:style-name="P6">Actively participate in team meetings and contribute ideas for improvement and innovation.</text:p>
        </text:list-item>
      </text:list>
      <text:p text:style-name="Horizontal_20_Line"/>
      <text:h text:style-name="Heading_20_3" text:outline-level="3">Qualifications:</text:h>
      <text:p text:style-name="Text_20_body"><text:span text:style-name="Strong_20_Emphasis">Education: </text:span>Bachelor’s degree in Computer Science</text:p>
      <text:p text:style-name="Text_20_body"><text:span text:style-name="Strong_20_Emphasis">Experience:</text:span></text:p>
      <text:list text:style-name="L4">
        <text:list-item>
          <text:p text:style-name="P8">0-2 years of experience in web development (internships or freelance work will be considered).</text:p>
        </text:list-item>
      </text:list>
      <text:p text:style-name="Text_20_body"><text:span text:style-name="Strong_20_Emphasis">Technical Skills:</text:span></text:p>
      <text:list text:style-name="L5">
        <text:list-item>
          <text:p text:style-name="P10"><text:span text:style-name="Strong_20_Emphasis">Front-End:</text:span> Proficiency in HTML, CSS, and JavaScript. Knowledge of frameworks such as React or Vue.js <text:span text:style-name="T1">(any one of them)</text:span> is essential.</text:p>
        </text:list-item>
        <text:list-item>
          <text:p text:style-name="P10"><text:span text:style-name="Strong_20_Emphasis">Back-End:</text:span> Familiarity with server-side programming languages like PHP (Laravel) or Node.js <text:span text:style-name="T1">or PHP</text:span>.</text:p>
        </text:list-item>
        <text:list-item>
          <text:p text:style-name="P10"><text:span text:style-name="Strong_20_Emphasis">Database Management:</text:span> Good knowledge of SQL (MySQL, MSSQL, PostgreSQL) <text:span text:style-name="T1">any one of them</text:span>.</text:p>
        </text:list-item>
        <text:list-item>
          <text:p text:style-name="P10"><text:span text:style-name="Strong_20_Emphasis">Version Control:</text:span> Familiarity with Git for version control.</text:p>
        </text:list-item>
        <text:list-item>
          <text:p text:style-name="P9"><text:span text:style-name="Strong_20_Emphasis">APIs:</text:span> Understanding of RESTful APIs and integration techniqu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3:10:38.541019930</meta:creation-date>
    <dc:date>2024-10-22T15:37:34.547118688</dc:date>
    <meta:editing-duration>PT2M58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25" meta:word-count="244" meta:character-count="1754" meta:non-whitespace-character-count="1549"/>
  </office:meta>
</office:document-meta>
</file>